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Roboto" svg:font-family="Roboto, Arial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833cm" style:rel-column-width="1606*"/>
    </style:style>
    <style:style style:name="Tabela1.C" style:family="table-column">
      <style:table-column-properties style:column-width="2.835cm" style:rel-column-width="1607*"/>
    </style:style>
    <style:style style:name="Tabela1.A1" style:family="table-cell">
      <style:table-cell-properties fo:background-color="#b54d3b" style:writing-mode="page">
        <style:background-image/>
      </style:table-cell-properties>
    </style:style>
    <style:style style:name="Tabela1.B1" style:family="table-cell">
      <style:table-cell-properties fo:background-color="#4cb940" style:writing-mode="page">
        <style:background-image/>
      </style:table-cell-properties>
    </style:style>
    <style:style style:name="Tabela1.C1" style:family="table-cell">
      <style:table-cell-properties fo:background-color="#ff8800" style:writing-mode="page">
        <style:background-image/>
      </style:table-cell-properties>
    </style:style>
    <style:style style:name="Tabela1.D1" style:family="table-cell">
      <style:table-cell-properties fo:background-color="#c66300" style:writing-mode="page">
        <style:background-image/>
      </style:table-cell-properties>
    </style:style>
    <style:style style:name="Tabela1.E1" style:family="table-cell">
      <style:table-cell-properties fo:background-color="#f1ecdf" style:writing-mode="page">
        <style:background-image/>
      </style:table-cell-properties>
    </style:style>
    <style:style style:name="Tabela1.F1" style:family="table-cell">
      <style:table-cell-properties fo:background-color="#292827" style:writing-mode="page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style:font-name="Arial" fo:font-size="16pt" fo:language="pt" fo:country="BR" officeooo:rsid="000446bd" officeooo:paragraph-rsid="000446bd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language="pt" fo:country="BR" fo:font-weight="bold" officeooo:rsid="000446bd" officeooo:paragraph-rsid="000446bd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language="pt" fo:country="BR" officeooo:rsid="0008cda3" officeooo:paragraph-rsid="0008cda3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4pt" fo:language="pt" fo:country="BR" officeooo:rsid="000446bd" officeooo:paragraph-rsid="000446bd" style:font-size-asian="12.25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4pt" fo:language="pt" fo:country="BR" officeooo:rsid="00070a0a" officeooo:paragraph-rsid="00070a0a" style:font-size-asian="12.25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fo:color="#ffffff" loext:opacity="100%" style:font-name="Arial" fo:font-size="14pt" officeooo:paragraph-rsid="000446bd" style:font-size-asian="12.25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font-name="Arial" fo:font-size="14pt" style:font-size-asian="12.25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font-name="Arial" fo:font-size="14pt" officeooo:rsid="00055949" officeooo:paragraph-rsid="00055949" style:font-size-asian="12.25pt" style:font-size-complex="14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rsid="0008cda3" officeooo:paragraph-rsid="0008cda3"/>
    </style:style>
    <style:style style:name="T1" style:family="text">
      <style:text-properties officeooo:rsid="000446bd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color="#ffffff" loext:opacity="100%" style:font-name="Arial" fo:font-size="14pt" style:font-size-asian="12.25pt" style:font-size-complex="14pt"/>
    </style:style>
    <style:style style:name="T4" style:family="text">
      <style:text-properties fo:color="#ffffff" loext:opacity="100%" style:font-name="Arial" fo:font-size="14pt" officeooo:rsid="00055949" style:font-size-asian="12.25pt" style:font-size-complex="14pt"/>
    </style:style>
    <style:style style:name="T5" style:family="text">
      <style:text-properties fo:color="#ffffff" loext:opacity="100%" style:font-name="Arial" fo:font-size="14pt" officeooo:rsid="0008cda3" style:font-size-asian="12.25pt" style:font-size-complex="14pt"/>
    </style:style>
    <style:style style:name="T6" style:family="text">
      <style:text-properties fo:color="#000000" loext:opacity="100%" style:font-name="Arial" fo:font-size="14pt" style:font-size-asian="12.25pt" style:font-size-complex="14pt"/>
    </style:style>
    <style:style style:name="T7" style:family="text">
      <style:text-properties officeooo:rsid="00055949"/>
    </style:style>
    <style:style style:name="T8" style:family="text">
      <style:text-properties fo:font-variant="normal" fo:text-transform="none" style:font-name="Roboto" fo:font-size="8.39999961853027pt" fo:letter-spacing="normal" fo:font-style="normal" style:text-underline-style="solid" style:text-underline-width="auto" style:text-underline-color="font-color" fo:font-weight="normal"/>
    </style:style>
    <style:style style:name="T9" style:family="text">
      <style:text-properties fo:font-variant="normal" fo:text-transform="none" fo:color="#000080" loext:opacity="100%" style:font-name="Roboto" fo:font-size="8.39999961853027pt" fo:letter-spacing="normal" fo:language="zxx" fo:country="none" fo:font-style="normal" style:text-underline-style="solid" style:text-underline-width="auto" style:text-underline-color="font-color" fo:font-weight="normal" officeooo:rsid="0008cda3" style:font-size-asian="12.25pt" style:language-asian="zxx" style:country-asian="none" style:font-size-complex="14pt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posta Site FRESCO</text:p>
      <text:p text:style-name="P1"/>
      <text:p text:style-name="P4">Cores:</text:p>
      <text:p text:style-name="P4"><text:span text:style-name="T2"/></text:p>
      <table:table table:name="Tabela1" table:style-name="Tabela1">
        <table:table-column table:style-name="Tabela1.A" table:number-columns-repeated="2"/>
        <table:table-column table:style-name="Tabela1.C"/>
        <table:table-column table:style-name="Tabela1.A" table:number-columns-repeated="2"/>
        <table:table-column table:style-name="Tabela1.C"/>
        <table:table-row table:style-name="TableLine3102198247968">
          <table:table-cell table:style-name="Tabela1.A1" office:value-type="string">
            <text:p text:style-name="P10"><text:span text:style-name="T4">#</text:span><text:span text:style-name="T3">B54D3B</text:span></text:p>
          </table:table-cell>
          <table:table-cell table:style-name="Tabela1.B1" office:value-type="string">
            <text:p text:style-name="P8">#4CB944</text:p>
          </table:table-cell>
          <table:table-cell table:style-name="Tabela1.C1" office:value-type="string">
            <text:p text:style-name="P7">#FF8800</text:p>
          </table:table-cell>
          <table:table-cell table:style-name="Tabela1.D1" office:value-type="string">
            <text:p text:style-name="P7">#C66300</text:p>
          </table:table-cell>
          <table:table-cell table:style-name="Tabela1.E1" office:value-type="string">
            <text:p text:style-name="P9"><text:span text:style-name="T6">#F1ECDF</text:span></text:p>
          </table:table-cell>
          <table:table-cell table:style-name="Tabela1.F1" office:value-type="string">
            <text:p text:style-name="P6">#292827</text:p>
          </table:table-cell>
        </table:table-row>
      </table:table>
      <text:p text:style-name="P4"><text:span text:style-name="T2"/></text:p>
      <text:p text:style-name="P5">Fontes:</text:p>
      <text:p text:style-name="P5"/>
      <text:p text:style-name="P3">Título: Berkshire Swash</text:p>
      <text:p text:style-name="P3">Conteúdo: Josefin San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Roboto" svg:font-family="Roboto, Arial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6-06T21:19:44.053000000</dc:date>
    <meta:editing-duration>PT9M14S</meta:editing-duration>
    <meta:editing-cycles>3</meta:editing-cycles>
    <meta:document-statistic meta:table-count="1" meta:image-count="0" meta:object-count="0" meta:page-count="1" meta:paragraph-count="11" meta:word-count="17" meta:character-count="120" meta:non-whitespace-character-count="114"/>
  </office:meta>
</office:document-meta>
</file>